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7.5625in" fo:margin-left="0in" fo:margin-top="0in" fo:margin-bottom="0in" table:align="left" style:writing-mode="lr-tb"/>
    </style:style>
    <style:style style:name="Table1.A" style:family="table-column">
      <style:table-column-properties style:column-width="2.7493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1.0007in"/>
    </style:style>
    <style:style style:name="Table1.E" style:family="table-column">
      <style:table-column-properties style:column-width="1.68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E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2" style:family="table-row">
      <style:table-row-properties style:min-row-height="0.2743in" fo:keep-together="always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1.B2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D2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A3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B3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C3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D3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E3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A4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B4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C4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D4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E4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A5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B5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C5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D5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E5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A6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B6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C6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D6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E6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2" style:family="table">
      <style:table-properties style:width="7.5in" style:rel-width="100%" fo:margin-left="0.0153in" fo:margin-top="0in" fo:margin-bottom="0in" table:align="left" style:writing-mode="page"/>
    </style:style>
    <style:style style:name="Table2.A" style:family="table-column">
      <style:table-column-properties style:column-width="1.0424in" style:rel-column-width="9109*"/>
    </style:style>
    <style:style style:name="Table2.B" style:family="table-column">
      <style:table-column-properties style:column-width="5.4153in" style:rel-column-width="47316*"/>
    </style:style>
    <style:style style:name="Table2.C" style:family="table-column">
      <style:table-column-properties style:column-width="1.0424in" style:rel-column-width="911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53in" fo:padding-right="0.0049in" fo:padding-top="0.0104in" fo:padding-bottom="0.0104in" fo:border-left="2.25pt outset #000000" fo:border-right="none" fo:border-top="2.25pt outset #000000" fo:border-bottom="2.25pt outset #000000"/>
    </style:style>
    <style:style style:name="Table2.2" style:family="table-row">
      <style:table-row-properties style:row-height="0in" fo:keep-together="auto"/>
    </style:style>
    <style:style style:name="Table2.A2" style:family="table-cell">
      <style:table-cell-properties style:vertical-align="middle" fo:padding-left="0.0153in" fo:padding-right="0.0049in" fo:padding-top="0.0104in" fo:padding-bottom="0.0104in" fo:border="none"/>
    </style:style>
    <style:style style:name="P1" style:family="paragraph" style:parent-style-name="Form_20_Field_20_Caption">
      <style:paragraph-properties fo:margin-right="-0.0752in" fo:margin-top="0in" fo:margin-bottom="0in" style:contextual-spacing="false" fo:text-align="center" style:justify-single-word="false" fo:orphans="2" fo:widows="2"/>
      <style:text-properties fo:language="en" fo:country="US" style:letter-kerning="false" style:font-name-asian="Times New Roman1" style:language-asian="en" style:country-asian="US" style:language-complex="ar" style:country-complex="SA"/>
    </style:style>
    <style:style style:name="P2" style:family="paragraph" style:parent-style-name="Form_20_Field_20_Caption">
      <style:paragraph-properties fo:margin-top="0in" fo:margin-bottom="0in" style:contextual-spacing="false" fo:text-align="center" style:justify-single-word="false" fo:orphans="2" fo:widows="2"/>
      <style:text-properties fo:language="en" fo:country="US" style:letter-kerning="false" style:font-name-asian="Times New Roman1" style:language-asian="en" style:country-asian="US" style:language-complex="ar" style:country-complex="SA"/>
    </style:style>
    <style:style style:name="P3" style:family="paragraph" style:parent-style-name="Form_20_Field_20_Caption">
      <style:paragraph-properties fo:margin-top="0in" fo:margin-bottom="0in" style:contextual-spacing="false" fo:text-align="center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language-complex="ar" style:country-complex="SA"/>
    </style:style>
    <style:style style:name="P4" style:family="paragraph" style:parent-style-name="Form_20_Field_20_Caption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language-complex="ar" style:country-complex="SA"/>
    </style:style>
    <style:style style:name="P5" style:family="paragraph" style:parent-style-name="Form_20_Field_20_Caption">
      <style:paragraph-properties fo:margin-top="0.0138in" fo:margin-bottom="0.0138in" style:contextual-spacing="false" fo:text-align="start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font-size-complex="11pt" style:language-complex="ar" style:country-complex="SA"/>
    </style:style>
    <style:style style:name="P6" style:family="paragraph" style:parent-style-name="Form_20_Field_20_Caption">
      <style:paragraph-properties fo:margin-top="0.0138in" fo:margin-bottom="0.0138in" style:contextual-spacing="false" fo:text-align="center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font-size-complex="11pt" style:language-complex="ar" style:country-complex="SA"/>
    </style:style>
    <style:style style:name="P7" style:family="paragraph" style:parent-style-name="Data_20_Field_20_11pt-Single">
      <style:text-properties fo:font-weight="normal" style:font-weight-asian="normal"/>
    </style:style>
    <style:style style:name="P8" style:family="paragraph" style:parent-style-name="Form_20_Field_20_Caption">
      <style:paragraph-properties fo:margin-top="0in" fo:margin-bottom="0in" style:contextual-spacing="false" fo:text-align="center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language-complex="ar" style:country-complex="SA"/>
    </style:style>
    <style:style style:name="P9" style:family="paragraph" style:parent-style-name="Form_20_Field_20_Caption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language-complex="ar" style:country-complex="SA"/>
    </style:style>
    <style:style style:name="P10" style:family="paragraph" style:parent-style-name="Form_20_Field_20_Caption">
      <style:paragraph-properties fo:margin-top="0.0138in" fo:margin-bottom="0.0138in" style:contextual-spacing="false" fo:text-align="start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font-size-complex="11pt" style:language-complex="ar" style:country-complex="SA"/>
    </style:style>
    <style:style style:name="P11" style:family="paragraph" style:parent-style-name="Form_20_Field_20_Caption">
      <style:paragraph-properties fo:margin-top="0.0138in" fo:margin-bottom="0.0138in" style:contextual-spacing="false" fo:text-align="center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font-size-complex="11pt" style:language-complex="ar" style:country-complex="SA"/>
    </style:style>
    <style:style style:name="P12" style:family="paragraph" style:parent-style-name="Form_20_Field_20_Caption">
      <style:paragraph-properties fo:margin-right="-0.0752in" fo:margin-top="0in" fo:margin-bottom="0in" style:contextual-spacing="false" fo:text-align="center" style:justify-single-word="false" fo:orphans="2" fo:widows="2"/>
      <style:text-properties fo:language="en" fo:country="US" style:letter-kerning="false" style:font-name-asian="Times New Roman1" style:language-asian="en" style:country-asian="US" style:language-complex="ar" style:country-complex="SA"/>
    </style:style>
    <style:style style:name="P13" style:family="paragraph" style:parent-style-name="Form_20_Field_20_Caption">
      <style:paragraph-properties fo:margin-top="0in" fo:margin-bottom="0in" style:contextual-spacing="false" fo:text-align="center" style:justify-single-word="false" fo:orphans="2" fo:widows="2"/>
      <style:text-properties fo:language="en" fo:country="US" style:letter-kerning="false" style:font-name-asian="Times New Roman1" style:language-asian="en" style:country-asian="US" style:language-complex="ar" style:country-complex="SA"/>
    </style:style>
    <style:style style:name="P14" style:family="paragraph" style:parent-style-name="Form_20_Field_20_Caption1">
      <style:paragraph-properties fo:padding="0in" fo:border="none" style:join-border="false"/>
    </style:style>
    <style:style style:name="P15" style:family="paragraph" style:parent-style-name="Form_20_Field_20_Caption1">
      <style:paragraph-properties fo:padding-left="0in" fo:padding-right="0in" fo:padding-top="0.0138in" fo:padding-bottom="0in" fo:border-left="none" fo:border-right="none" fo:border-top="0.51pt solid #000000" fo:border-bottom="none" style:join-border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text-transform="uppercase" style:font-name-complex="Arial1" style:font-size-complex="11pt"/>
    </style:style>
    <style:style style:name="P18" style:family="paragraph" style:parent-style-name="Standard">
      <style:text-properties style:font-name-complex="Arial1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-complex="Arial1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6pt" style:font-size-asian="16pt"/>
    </style:style>
    <style:style style:name="T6" style:family="text">
      <style:text-properties style:font-weight-complex="normal"/>
    </style:style>
    <style:style style:name="T7" style:family="text">
      <style:text-properties style:font-name-complex="Arial1" style:font-size-complex="11pt"/>
    </style:style>
    <style:style style:name="T8" style:family="text">
      <style:text-properties fo:text-transform="uppercase" style:font-name-complex="Arial1" style:font-size-complex="11pt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OMB_20_Info">OMB No. 0925-0001 and 0925-0002 (Rev. <text:bookmark-start text:name="_GoBack"/>03/2020 <text:bookmark-end text:name="_GoBack"/>Approved Through 02/28/2023)</text:p>
      <text:p text:style-name="Title">BIOGRAPHICAL SKETCH</text:p>
      <text:p text:style-name="Heading_20_Note">Provide the following information for the Senior/key personnel and other significant contributors.<text:line-break loext:clear="all"/>Follow this format for each person. <text:s/><text:span text:style-name="T1">DO NOT EXCEED FIVE PAGES.</text:span></text:p>
      <text:p text:style-name="P14" loext:marker-style-name="T5"><text:span text:style-name="T2">NAME:<text:tab/></text:span><text:span text:style-name="T5"/></text:p>
      <text:p text:style-name="P15" loext:marker-style-name="T5"><text:span text:style-name="T2">eRA COMMONS USER NAME (credential, e.g., agency login):</text:span><text:span text:style-name="T5"/></text:p>
      <text:p text:style-name="P15" loext:marker-style-name="T5"><text:span text:style-name="T2">POSITION TITLE:</text:span><text:span text:style-name="T5"/></text:p>
      <text:p text:style-name="P15" loext:marker-style-name="T2"><text:span text:style-name="T2">EDUCATION/TRAINING </text:span><text:span text:style-name="Emphasis"><text:span text:style-name="T2">(Begin with baccalaureate or other initial professional education, such as nursing, include postdoctoral training and residency training if applicable. Add/delete rows as necessary.)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" loext:marker-style-name="T2"><text:span text:style-name="T2">INSTITUTION AND LOCATION</text:span><text:span text:style-name="T2"/></text:p>
            </table:table-cell>
            <table:table-cell table:style-name="Table1.B1" office:value-type="string">
              <text:p text:style-name="P2" loext:marker-style-name="T2"><text:span text:style-name="T2">DEGREE</text:span><text:span text:style-name="T2"/></text:p>
              <text:p text:style-name="P2" loext:marker-style-name="T2"><text:span text:style-name="Emphasis"><text:span text:style-name="T2">(if applicable)</text:span></text:span><text:span text:style-name="T2"/></text:p>
              <text:p text:style-name="P3" loext:marker-style-name="T2"/>
            </table:table-cell>
            <table:table-cell table:style-name="Table1.B1" office:value-type="string">
              <text:p text:style-name="P2" loext:marker-style-name="T2"><text:span text:style-name="T2">Start Date</text:span><text:span text:style-name="T2"/></text:p>
              <text:p text:style-name="P2" loext:marker-style-name="T2"><text:span text:style-name="T2">MM/YYYY</text:span><text:span text:style-name="T2"/></text:p>
            </table:table-cell>
            <table:table-cell table:style-name="Table1.B1" office:value-type="string">
              <text:p text:style-name="P2" loext:marker-style-name="T2"><text:span text:style-name="T2">Completion Date</text:span><text:span text:style-name="T2"/></text:p>
              <text:p text:style-name="P2" loext:marker-style-name="T2"><text:span text:style-name="T2">MM/YYYY</text:span><text:span text:style-name="T2"/></text:p>
              <text:p text:style-name="P3" loext:marker-style-name="T2"/>
            </table:table-cell>
            <table:table-cell table:style-name="Table1.E1" office:value-type="string">
              <text:p text:style-name="P2" loext:marker-style-name="T2"><text:span text:style-name="T2">FIELD OF STUDY</text:span><text:span text:style-name="T2"/></text:p>
              <text:p text:style-name="P4" loext:marker-style-name="T2"/>
            </table:table-cell>
          </table:table-row>
        </table:table-header-rows>
        <table:table-row table:style-name="Table1.2">
          <table:table-cell table:style-name="Table1.A2" office:value-type="string">
            <text:p text:style-name="P5" loext:marker-style-name="T4"/>
          </table:table-cell>
          <table:table-cell table:style-name="Table1.B2" office:value-type="string">
            <text:p text:style-name="P6" loext:marker-style-name="T4"/>
          </table:table-cell>
          <table:table-cell table:style-name="Table1.C2" office:value-type="string">
            <text:p text:style-name="P6" loext:marker-style-name="T4"/>
          </table:table-cell>
          <table:table-cell table:style-name="Table1.D2" office:value-type="string">
            <text:p text:style-name="P6" loext:marker-style-name="T4"/>
          </table:table-cell>
          <table:table-cell table:style-name="Table1.E2" office:value-type="string">
            <text:p text:style-name="P5" loext:marker-style-name="T4"/>
          </table:table-cell>
        </table:table-row>
        <table:table-row table:style-name="Table1.2">
          <table:table-cell table:style-name="Table1.A3" office:value-type="string">
            <text:p text:style-name="P5" loext:marker-style-name="T4"/>
          </table:table-cell>
          <table:table-cell table:style-name="Table1.B3" office:value-type="string">
            <text:p text:style-name="P5" loext:marker-style-name="T4"/>
          </table:table-cell>
          <table:table-cell table:style-name="Table1.C3" office:value-type="string">
            <text:p text:style-name="P6" loext:marker-style-name="T4"/>
          </table:table-cell>
          <table:table-cell table:style-name="Table1.D3" office:value-type="string">
            <text:p text:style-name="P6" loext:marker-style-name="T4"/>
          </table:table-cell>
          <table:table-cell table:style-name="Table1.E3" office:value-type="string">
            <text:p text:style-name="P5" loext:marker-style-name="T4"/>
          </table:table-cell>
        </table:table-row>
        <table:table-row table:style-name="Table1.2">
          <table:table-cell table:style-name="Table1.A4" office:value-type="string">
            <text:p text:style-name="P5" loext:marker-style-name="T4"/>
          </table:table-cell>
          <table:table-cell table:style-name="Table1.B4" office:value-type="string">
            <text:p text:style-name="P6" loext:marker-style-name="T4"/>
          </table:table-cell>
          <table:table-cell table:style-name="Table1.C4" office:value-type="string">
            <text:p text:style-name="P6" loext:marker-style-name="T4"/>
          </table:table-cell>
          <table:table-cell table:style-name="Table1.D4" office:value-type="string">
            <text:p text:style-name="P6" loext:marker-style-name="T4"/>
          </table:table-cell>
          <table:table-cell table:style-name="Table1.E4" office:value-type="string">
            <text:p text:style-name="P5" loext:marker-style-name="T4"/>
          </table:table-cell>
        </table:table-row>
        <table:table-row table:style-name="Table1.2">
          <table:table-cell table:style-name="Table1.A5" office:value-type="string">
            <text:p text:style-name="P5" loext:marker-style-name="T4"/>
          </table:table-cell>
          <table:table-cell table:style-name="Table1.B5" office:value-type="string">
            <text:p text:style-name="P6" loext:marker-style-name="T4"/>
          </table:table-cell>
          <table:table-cell table:style-name="Table1.C5" office:value-type="string">
            <text:p text:style-name="P6" loext:marker-style-name="T4"/>
          </table:table-cell>
          <table:table-cell table:style-name="Table1.D5" office:value-type="string">
            <text:p text:style-name="P6" loext:marker-style-name="T4"/>
          </table:table-cell>
          <table:table-cell table:style-name="Table1.E5" office:value-type="string">
            <text:p text:style-name="P5" loext:marker-style-name="T4"/>
          </table:table-cell>
        </table:table-row>
        <table:table-row table:style-name="Table1.2">
          <table:table-cell table:style-name="Table1.A6" office:value-type="string">
            <text:p text:style-name="P5" loext:marker-style-name="T4"/>
          </table:table-cell>
          <table:table-cell table:style-name="Table1.B6" office:value-type="string">
            <text:p text:style-name="P6" loext:marker-style-name="T4"/>
          </table:table-cell>
          <table:table-cell table:style-name="Table1.C6" office:value-type="string">
            <text:p text:style-name="P6" loext:marker-style-name="T4"/>
          </table:table-cell>
          <table:table-cell table:style-name="Table1.D6" office:value-type="string">
            <text:p text:style-name="P6" loext:marker-style-name="T4"/>
          </table:table-cell>
          <table:table-cell table:style-name="Table1.E6" office:value-type="string">
            <text:p text:style-name="P5" loext:marker-style-name="T4"/>
          </table:table-cell>
        </table:table-row>
      </table:table>
      <text:p text:style-name="Data_20_Field_20_11pt-Single" loext:marker-style-name="Strong Emphasis"><text:span text:style-name="Strong_20_Emphasis"/></text:p>
      <text:p text:style-name="Data_20_Field_20_11pt-Single" loext:marker-style-name="Strong Emphasis"><text:span text:style-name="Strong_20_Emphasis"/></text:p>
      <text:p text:style-name="Data_20_Field_20_11pt-Single" loext:marker-style-name="Strong Emphasis"><text:span text:style-name="Strong_20_Emphasis"><text:span text:style-name="T6">A.</text:span></text:span><text:span text:style-name="Strong_20_Emphasis"> Personal Statement</text:span></text:p>
      <text:p text:style-name="Data_20_Field_20_11pt-Single" loext:marker-style-name="Strong Emphasis"><text:span text:style-name="Strong_20_Emphasis"/></text:p>
      <text:p text:style-name="Data_20_Field_20_11pt-Single" loext:marker-style-name="Strong Emphasis"><text:span text:style-name="Strong_20_Emphasis"/></text:p>
      <text:p text:style-name="Data_20_Field_20_11pt-Single" loext:marker-style-name="Strong Emphasis"><text:span text:style-name="Strong_20_Emphasis"><text:span text:style-name="T6">B.</text:span></text:span><text:span text:style-name="Strong_20_Emphasis"> Positions and Honors</text:span></text:p>
      <text:p text:style-name="Data_20_Field_20_11pt-Single" loext:marker-style-name="Strong Emphasis"><text:span text:style-name="Strong_20_Emphasis"/></text:p>
      <text:p text:style-name="Data_20_Field_20_11pt-Single" loext:marker-style-name="Strong Emphasis"><text:span text:style-name="Strong_20_Emphasis"><text:line-break/>C. Contributions to Science</text:span></text:p>
      <text:p text:style-name="Data_20_Field_20_11pt-Single" loext:marker-style-name="Strong Emphasis"><text:span text:style-name="Strong_20_Emphasis"><text:line-break/><text:line-break/>D. Additional Information: Research Support and/or Scholastic Performance<text:line-break/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6" loext:marker-style-name="T7"><text:span text:style-name="T7">YEAR</text:span><text:span text:style-name="T7"/></text:p>
            </table:table-cell>
            <table:table-cell table:style-name="Table2.A1" office:value-type="string">
              <text:p text:style-name="P16" loext:marker-style-name="T7"><text:span text:style-name="T7">COURSE TITLE</text:span><text:span text:style-name="T7"/></text:p>
            </table:table-cell>
            <table:table-cell table:style-name="Table2.A1" office:value-type="string">
              <text:p text:style-name="P16" loext:marker-style-name="T7"><text:span text:style-name="T7">GRADE</text:span><text:span text:style-name="T7"/></text:p>
            </table:table-cell>
          </table:table-row>
        </table:table-header-rows>
        <table:table-row table:style-name="Table2.2">
          <table:table-cell table:style-name="Table2.A2" table:number-columns-spanned="3" office:value-type="string">
            <text:p text:style-name="P17" loext:marker-style-name="T8"/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  <table:table-row table:style-name="Table2.1">
          <table:table-cell table:style-name="Table2.A2" office:value-type="string">
            <text:p text:style-name="P19" loext:marker-style-name="T7"/>
          </table:table-cell>
          <table:table-cell table:style-name="Table2.A2" office:value-type="string">
            <text:p text:style-name="P18" loext:marker-style-name="T7"/>
          </table:table-cell>
          <table:table-cell table:style-name="Table2.A2" office:value-type="string">
            <text:p text:style-name="P19" loext:marker-style-name="T7"/>
          </table:table-cell>
        </table:table-row>
      </table:table>
      <text:p text:style-name="P7" loext:marker-style-name="T9"><text:span text:style-name="Strong_20_Emphasis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font-size-complex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padding-left="0in" fo:padding-right="0in" fo:padding-top="0.1665in" fo:padding-bottom="0in" fo:border-left="none" fo:border-right="none" fo:border-top="0.51pt solid #000000" fo:border-bottom="none"/>
      <style:text-properties fo:font-weight="bold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2" style:display-name="Heading 2" style:family="paragraph" style:parent-style-name="Subtitle" style:next-style-name="Standard" style:class="text"/>
    <style:style style:name="Subtitle" style:family="paragraph" style:parent-style-name="Standard" style:next-style-name="Standard" loext:linked-style-name="Subtitle_20_Char" style:default-outline-level="2" style:list-style-name="" style:class="chapter">
      <style:paragraph-properties fo:margin-top="0.25in" fo:margin-bottom="0.0835in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Subtitle_20_2" style:next-style-name="Standard" loext:linked-style-name="Heading_20_3_20_Char" style:default-outline-level="3" style:list-style-name="" style:class="text"/>
    <style:style style:name="List_20_1" style:display-name="List 1" style:family="paragraph" style:parent-style-name="Standard" style:auto-update="true" style:list-style-name="WWNum1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List_20_2" style:display-name="List 2" style:family="paragraph" style:parent-style-name="Standard" style:auto-update="true" style:list-style-name="WWNum2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List_20_3" style:display-name="List 3" style:family="paragraph" style:parent-style-name="Standard" style:auto-update="true" style:list-style-name="WWNum3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List_20_4" style:display-name="List 4" style:family="paragraph" style:parent-style-name="Standard" style:auto-update="true" style:list-style-name="WWNum4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List_20_5" style:display-name="List 5" style:family="paragraph" style:parent-style-name="Standard" style:auto-update="true" style:list-style-name="WWNum5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Numbering_20_1" style:display-name="Numbering 1" style:family="paragraph" style:parent-style-name="Standard" style:list-style-name="WWNum6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Numbering_20_2" style:display-name="Numbering 2" style:family="paragraph" style:parent-style-name="Standard" style:list-style-name="WWNum7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Numbering_20_3" style:display-name="Numbering 3" style:family="paragraph" style:parent-style-name="Standard" style:list-style-name="WWNum8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Numbering_20_4" style:display-name="Numbering 4" style:family="paragraph" style:parent-style-name="Standard" style:list-style-name="WWNum9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Numbering_20_5" style:display-name="Numbering 5" style:family="paragraph" style:parent-style-name="Standard" style:list-style-name="WWNum10" style:class="list"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5in" fo:text-align="justify" style:justify-single-word="false"/>
      <style:text-properties fo:color="#ff0000" loext:opacity="100%" fo:font-size="10pt" style:font-size-asian="10pt" style:font-name-complex="Arial1" style:font-family-complex="Arial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-asian="Arial Unicode MS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ata_20_Field_20_11pt-Single" style:display-name="Data Field 11pt-Single" style:family="paragraph" style:parent-style-name="Standard" loext:linked-style-name="Data_20_Field_20_11pt-Single_20_Char">
      <style:text-properties style:font-name-complex="Arial1" style:font-family-complex="Arial" style:font-family-generic-complex="system" style:font-pitch-complex="variable" style:font-size-complex="10pt"/>
    </style:style>
    <style:style style:name="Heading_20_Note" style:display-name="Heading Note" style:family="paragraph" style:parent-style-name="Standard">
      <style:paragraph-properties fo:margin-top="0.028in" fo:margin-bottom="0.028in" style:contextual-spacing="false" fo:text-align="center" style:justify-single-word="false" fo:padding-left="0in" fo:padding-right="0in" fo:padding-top="0in" fo:padding-bottom="0.0835in" fo:border-left="none" fo:border-right="none" fo:border-top="none" fo:border-bottom="0.51pt solid #000000"/>
      <style:text-properties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Form_20_Field_20_Caption" style:display-name="Form Field Caption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ubtitle_20_2" style:display-name="Subtitle 2" style:family="paragraph" style:parent-style-name="Subtitle">
      <style:paragraph-properties fo:margin-top="0.1665in" fo:margin-bottom="0in" style:contextual-spacing="false"/>
      <style:text-properties style:text-underline-style="solid" style:text-underline-width="auto" style:text-underline-color="font-color" style:font-size-complex="10pt" style:font-weight-complex="bold"/>
    </style:style>
    <style:style style:name="OMB_20_Info" style:display-name="OMB Info" style:family="paragraph" style:parent-style-name="Standard">
      <style:paragraph-properties fo:margin-top="0in" fo:margin-bottom="0.0835in" style:contextual-spacing="false" fo:text-align="end" style:justify-single-word="false"/>
      <style:text-properties fo:font-size="8pt" style:font-size-asian="8pt"/>
    </style:style>
    <style:style style:name="Form_20_Field_20_Caption1" style:display-name="Form Field Caption1" style:family="paragraph" style:parent-style-name="Form_20_Field_20_Caption">
      <style:paragraph-properties fo:margin-top="0in" fo:margin-bottom="0.111in" style:contextual-spacing="fals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loext:linked-style-name="Title_20_Char" style:class="chapter">
      <style:paragraph-properties fo:margin-top="0.1665in" fo:margin-bottom="0in" style:contextual-spacing="false"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weight="bold" style:font-weight-asian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ata_20_Field" style:display-name="Data Field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Data_20_Field_20_Single11pt" style:display-name="Data Field Single11pt" style:family="paragraph" style:parent-style-name="Standard">
      <style:paragraph-properties fo:line-height="0.2083in">
        <style:tab-stops>
          <style:tab-stop style:position="3.8126in" style:type="center"/>
          <style:tab-stop style:position="7.6252in" style:type="right"/>
        </style:tab-stops>
      </style:paragraph-properties>
      <style:text-properties style:font-name-complex="Arial1" style:font-family-complex="Arial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Body_20_Text_20_Indent_20_Char" style:display-name="Body Text Indent Char" style:family="text" style:parent-style-name="Default_20_Paragraph_20_Font_20__28_WW_29_">
      <style:text-properties fo:color="#ff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ata_20_Field_20_11pt-Single_20_Char" style:display-name="Data Field 11pt-Single Char" style:family="text" style:parent-style-name="Default_20_Paragraph_20_Font_20__28_WW_29_" loext:linked-style-name="Data_20_Field_20_11pt-Single">
      <style:text-properties style:font-name="Arial" fo:font-family="Arial" style:font-family-generic="roman" style:font-pitch="variable" fo:font-size="11pt" fo:language="en" fo:country="US" style:font-size-asian="11pt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page_20_number" style:display-name="page number" style:family="text" style:parent-style-name="Default_20_Paragraph_20_Font_20__28_WW_29_">
      <style:text-properties style:font-name="Arial" fo:font-family="Arial" style:font-family-generic="roman" style:font-pitch="variable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ubtitle_20_Char" style:display-name="Subtitle Char" style:family="text" style:parent-style-name="Default_20_Paragraph_20_Font_20__28_WW_29_" loext:linked-style-name="Subtitle">
      <style:text-properties style:font-name="Arial" fo:font-family="Arial" style:font-family-generic="roman" style:font-pitch="variable" fo:font-size="11pt" fo:font-weight="bold" style:font-size-asian="11pt" style:font-weight-asian="bold" style:font-size-complex="12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style:font-name="Arial" fo:font-family="Arial" style:font-family-generic="roman" style:font-pitch="variable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Arial" fo:font-family="Arial" style:font-family-generic="roman" style:font-pitch="variable" fo:font-weight="bold" style:font-weight-asian="bold" style:font-weight-complex="bold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_20_Char" style:display-name="Title Char" style:family="text" style:parent-style-name="Default_20_Paragraph_20_Font_20__28_WW_29_" loext:linked-style-name="Title">
      <style:text-properties style:font-name="Arial" fo:font-family="Arial" style:font-family-generic="roman" style:font-pitch="variable" fo:font-size="11pt" fo:font-weight="bold" style:font-size-asian="11pt" style:font-weight-asian="bold" style:font-size-complex="12pt"/>
    </style:style>
    <style:style style:name="Body_20_Text_20_Char" style:display-name="Body Text Char" style:family="text" style:parent-style-name="Default_20_Paragraph_20_Font_20__28_WW_29_">
      <style:text-properties style:font-name="Arial" fo:font-family="Arial" style:font-family-generic="roman" style:font-pitch="variable" fo:font-size="11pt" style:font-size-asian="11pt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1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1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2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." style:num-suffix="." style:num-format="I" text:start-value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5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8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7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8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9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04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MB No. 0925-0046, Biographical Sketch Format Page</dc:title>
    <dc:subject>DHHS, Public Health Service Grant Application</dc:subject>
    <meta:initial-creator>Office of Extramural Programs</meta:initial-creator>
    <meta:keyword>PHS</meta:keyword>
    <meta:keyword>Grant</meta:keyword>
    <meta:keyword>Application</meta:keyword>
    <meta:keyword>0925-0001/0002</meta:keyword>
    <meta:keyword>(Rev.</meta:keyword>
    <meta:keyword>08/12)</meta:keyword>
    <meta:keyword>Biographical</meta:keyword>
    <meta:keyword>Sketch</meta:keyword>
    <meta:keyword>Format</meta:keyword>
    <meta:keyword>Page</meta:keyword>
    <dc:creator>Kasima Garst</dc:creator>
    <meta:editing-cycles>3</meta:editing-cycles>
    <meta:print-date>2011-03-11T19:43:00</meta:print-date>
    <meta:creation-date>2020-03-12T17:34:00</meta:creation-date>
    <dc:date>2020-03-16T12:00:00</dc:date>
    <meta:editing-duration>PT2M</meta:editing-duration>
    <meta:generator>LibreOffice/24.2.2.2$Linux_X86_64 LibreOffice_project/420$Build-2</meta:generator>
    <meta:document-statistic meta:table-count="2" meta:image-count="0" meta:object-count="0" meta:page-count="1" meta:paragraph-count="22" meta:word-count="107" meta:character-count="798" meta:non-whitespace-character-count="706"/>
    <meta:user-defined meta:name="AppVersion">16.0000</meta:user-defined>
    <meta:user-defined meta:name="Company">DHHS/PHS/NIH</meta:user-defined>
    <meta:user-defined meta:name="ContentTypeId">0x01010020F12B3A11F7F146A1110B896AF57C78</meta:user-defined>
    <meta:user-defined meta:name="Form Set">PHS398/PHS2590</meta:user-defined>
    <meta:user-defined meta:name="Test Comment" meta:value-type="string">7/17/2015. Updated file properties. 6/23/2013. Created .docx version and added OMB info to footer.</meta:user-defined>
    <meta:template xlink:type="simple" xlink:actuate="onRequest" xlink:title="Normal" xlink:href=""/>
  </office:meta>
</office:document-meta>
</file>